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379EF505AA370F6D.png" manifest:media-type="image/png"/>
  <manifest:file-entry manifest:full-path="Pictures/100000000000048000000480A1EA9F851AFCB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33.898cm" svg:y="3.536cm">
          <draw:image xlink:href="Pictures/100000000000048000000480A1EA9F851AFCBC6A.png" xlink:type="simple" xlink:show="embed" xlink:actuate="onLoad">
            <text:p/>
          </draw:image>
        </draw:frame>
        <draw:frame draw:style-name="gr1" draw:text-style-name="P1" draw:layer="layout" svg:width="30.475cm" svg:height="30.475cm" svg:x="3.431cm" svg:y="3.536cm">
          <draw:image xlink:href="Pictures/100000000000048000000480379EF505AA370F6D.png" xlink:type="simple" xlink:show="embed" xlink:actuate="onLoad">
            <text:p/>
          </draw:image>
        </draw:frame>
        <draw:frame draw:style-name="gr2" draw:text-style-name="P3" draw:layer="layout" svg:width="2.64cm" svg:height="1.987cm" svg:x="3.431cm" svg:y="4.293cm">
          <draw:text-box>
            <text:p text:style-name="P2"><text:span text:style-name="T1">a</text:span></text:p>
          </draw:text-box>
        </draw:frame>
        <draw:frame draw:style-name="gr2" draw:text-style-name="P3" draw:layer="layout" svg:width="2.64cm" svg:height="1.987cm" svg:x="35.231cm" svg:y="4.194cm">
          <draw:text-box>
            <text:p text:style-name="P2"><text:span text:style-name="T1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8:21:31.956877777</meta:creation-date>
    <dc:date>2017-12-05T08:44:01.288377696</dc:date>
    <meta:editing-duration>PT7M19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